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50517" fo:font-size="10.5500001907349pt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050517" fo:font-size="10.5500001907349pt" fo:letter-spacing="normal" fo:font-style="normal" style:text-underline-style="none" fo:font-weight="normal" officeooo:rsid="000eca76" officeooo:paragraph-rsid="000eca76"/>
    </style:style>
    <style:style style:name="P4" style:family="paragraph" style:parent-style-name="Preformatted_20_Text">
      <style:text-properties fo:font-variant="normal" fo:text-transform="none" fo:color="#050517" fo:font-size="10.5500001907349pt" fo:letter-spacing="normal" fo:font-style="normal" style:text-underline-style="none" fo:font-weight="normal" officeooo:rsid="000ecf90" officeooo:paragraph-rsid="000ecf90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50517" fo:font-size="8pt" fo:letter-spacing="normal" style:font-size-asian="8pt" style:font-size-complex="8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50517" fo:font-size="8pt" fo:letter-spacing="normal" fo:font-style="normal" fo:font-weight="normal" style:font-size-asian="8pt" style:font-size-complex="8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ff0000" fo:font-size="10.5500001907349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9" style:family="paragraph" style:parent-style-name="Preformatted_20_Text">
      <style:paragraph-properties fo:margin-top="0in" fo:margin-bottom="0.1965in" loext:contextual-spacing="false" fo:orphans="2" fo:widows="2"/>
    </style:style>
    <style:style style:name="P10" style:family="paragraph" style:parent-style-name="Preformatted_20_Text">
      <style:paragraph-properties fo:margin-top="0in" fo:margin-bottom="0in" loext:contextual-spacing="true" fo:line-height="100%" fo:padding="0.0201in" fo:border="0.06pt solid #ffa6a6" style:shadow="#ffd7d7 0.0693in 0.0693in"/>
      <style:text-properties style:text-underline-style="solid" style:text-underline-width="auto" style:text-underline-color="font-color" officeooo:rsid="000eca76" officeooo:paragraph-rsid="000eca76"/>
    </style:style>
    <style:style style:name="P11" style:family="paragraph" style:parent-style-name="Preformatted_20_Text">
      <style:paragraph-properties fo:margin-top="0in" fo:margin-bottom="0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2" style:family="paragraph" style:parent-style-name="Preformatted_20_Text">
      <style:paragraph-properties fo:margin-top="0in" fo:margin-bottom="0in" loext:contextual-spacing="true" fo:line-height="100%" fo:orphans="2" fo:widows="2" fo:padding="0.0201in" fo:border="0.06pt solid #ffa6a6" style:shadow="#ffd7d7 0.0693in 0.0693in"/>
      <style:text-properties style:font-name="Liberation Serif" fo:font-size="10pt" style:text-underline-style="none" style:font-size-asian="10pt" style:font-size-complex="10pt"/>
    </style:style>
    <style:style style:name="P13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4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style:font-name="Liberation Serif" fo:font-size="10pt" style:text-underline-style="none" style:font-size-asian="10pt" style:font-size-complex="10pt"/>
    </style:style>
    <style:style style:name="P15" style:family="paragraph" style:parent-style-name="Preformatted_20_Text">
      <style:paragraph-properties fo:margin-top="0.0398in" fo:margin-bottom="0.0398in" loext:contextual-spacing="true" fo:line-height="100%" fo:orphans="2" fo:widows="2" fo:padding="0.0201in" fo:border="0.06pt solid #ffa6a6" style:shadow="#ffd7d7 0.0693in 0.0693in"/>
      <style:text-properties officeooo:paragraph-rsid="000eca76"/>
    </style:style>
    <style:style style:name="P16" style:family="paragraph" style:parent-style-name="Preformatted_20_Text">
      <style:paragraph-properties fo:margin-top="0.1189in" fo:margin-bottom="0.1189in" loext:contextual-spacing="true" fo:line-height="100%" fo:orphans="2" fo:widows="2" fo:padding="0.0201in" fo:border="0.06pt solid #ffa6a6" style:shadow="#ffd7d7 0.0693in 0.0693in"/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style:text-underline-style="none" officeooo:rsid="000eca76" officeooo:paragraph-rsid="000eca76"/>
    </style:style>
    <style:style style:name="P18" style:family="paragraph" style:parent-style-name="Standard">
      <style:text-properties style:text-underline-style="none" officeooo:rsid="000ecf90" officeooo:paragraph-rsid="000ecf90"/>
    </style:style>
    <style:style style:name="P19" style:family="paragraph" style:parent-style-name="Standard">
      <style:text-properties style:text-underline-style="none" officeooo:rsid="001010d4" officeooo:paragraph-rsid="001010d4"/>
    </style:style>
    <style:style style:name="P20" style:family="paragraph" style:parent-style-name="Text_20_body">
      <style:text-properties fo:font-variant="normal" fo:text-transform="none" fo:color="#050517" style:font-name="serif" fo:font-size="10.5500001907349pt" fo:letter-spacing="normal" fo:font-style="normal" style:text-underline-style="none" fo:font-weight="normal" officeooo:rsid="000eca76" officeooo:paragraph-rsid="000eca76"/>
    </style:style>
    <style:style style:name="P21" style:family="paragraph" style:parent-style-name="Preformatted_20_Text">
      <style:paragraph-properties fo:margin-top="0in" fo:margin-bottom="0.1965in" loext:contextual-spacing="false" fo:orphans="2" fo:widows="2"/>
    </style:style>
    <style:style style:name="P22" style:family="paragraph" style:parent-style-name="Heading_20_1">
      <style:text-properties fo:color="#729fcf" fo:background-color="transparent"/>
    </style:style>
    <style:style style:name="P23" style:family="paragraph" style:parent-style-name="Heading_20_3">
      <style:text-properties fo:color="#729fcf"/>
    </style:style>
    <style:style style:name="P24" style:family="paragraph" style:parent-style-name="Heading_20_3" style:list-style-name="">
      <style:text-properties fo:color="#729fcf"/>
    </style:style>
    <style:style style:name="P25" style:family="paragraph" style:parent-style-name="Heading_20_3">
      <style:paragraph-properties fo:break-before="page"/>
      <style:text-properties fo:color="#729fcf"/>
    </style:style>
    <style:style style:name="P26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050517" fo:font-size="10pt" fo:letter-spacing="normal" fo:font-style="italic" style:text-underline-style="none" fo:font-weight="normal" officeooo:rsid="000ed450" officeooo:paragraph-rsid="000ed450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c9211e" fo:font-size="10pt" fo:letter-spacing="normal" fo:font-style="normal" style:text-underline-style="none" fo:font-weight="normal" officeooo:rsid="000ed450" officeooo:paragraph-rsid="000ed450" style:font-size-asian="10pt" style:font-size-complex="10pt"/>
    </style:style>
    <style:style style:name="P28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c9211e" fo:font-size="10pt" fo:letter-spacing="normal" fo:font-style="normal" style:text-underline-style="none" fo:font-weight="normal" officeooo:rsid="000ecf90" officeooo:paragraph-rsid="000ed450" style:font-size-asian="10pt" style:font-size-complex="10pt"/>
    </style:style>
    <style:style style:name="P29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c9211e" fo:font-size="10pt" fo:letter-spacing="normal" fo:font-style="italic" style:text-underline-style="none" fo:font-weight="normal" officeooo:rsid="000ed450" officeooo:paragraph-rsid="000ed450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padding="0.0201in" fo:border="0.06pt solid #ffa6a6" style:shadow="#ffd7d7 0.0693in 0.0693in"/>
      <style:text-properties fo:font-variant="normal" fo:text-transform="none" fo:color="#c9211e" fo:font-size="10pt" fo:letter-spacing="normal" fo:font-style="italic" style:text-underline-style="none" fo:font-weight="normal" officeooo:rsid="000ecf90" officeooo:paragraph-rsid="000ed450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padding="0.0201in" fo:border="0.06pt solid #ffa6a6" style:shadow="#ffd7d7 0.0693in 0.0693in"/>
      <style:text-properties fo:color="#c9211e" fo:font-size="10pt" style:text-underline-style="none" officeooo:rsid="000ed450" officeooo:paragraph-rsid="000ed450" style:font-size-asian="10pt" style:font-size-complex="10pt"/>
    </style:style>
    <style:style style:name="P32" style:family="paragraph" style:parent-style-name="Standard">
      <style:paragraph-properties fo:padding="0.0201in" fo:border="0.06pt solid #ffa6a6" style:shadow="#ffd7d7 0.0693in 0.0693in"/>
      <style:text-properties fo:color="#c9211e" fo:font-size="10pt" style:text-underline-style="none" officeooo:rsid="000ecf90" officeooo:paragraph-rsid="000ed450" style:font-size-asian="10pt" style:font-size-complex="10pt"/>
    </style:style>
    <style:style style:name="P33" style:family="paragraph" style:parent-style-name="Standard">
      <style:paragraph-properties fo:padding="0.0201in" fo:border="0.06pt solid #ffa6a6" style:shadow="#ffd7d7 0.0693in 0.0693in"/>
      <style:text-properties fo:color="#c9211e" fo:font-size="10pt" fo:font-style="italic" style:text-underline-style="none" officeooo:rsid="000ecf90" officeooo:paragraph-rsid="000ed450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padding="0.0201in" fo:border="0.06pt solid #ffa6a6" style:shadow="#ffd7d7 0.0693in 0.0693in"/>
      <style:text-properties fo:color="#c9211e" fo:font-size="10pt" officeooo:paragraph-rsid="000ed450" style:font-size-asian="10pt" style:font-size-complex="10pt"/>
    </style:style>
    <style:style style:name="P35" style:family="paragraph" style:parent-style-name="Standard">
      <style:paragraph-properties fo:padding="0.0201in" fo:border="0.06pt solid #ffa6a6" style:shadow="#ffd7d7 0.0693in 0.0693in"/>
      <style:text-properties fo:color="#c9211e" officeooo:paragraph-rsid="000ed450"/>
    </style:style>
    <style:style style:name="P36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0ed450" officeooo:paragraph-rsid="000ed450" style:font-style-asian="italic" style:font-style-complex="italic"/>
    </style:style>
    <style:style style:name="P37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1010d4" officeooo:paragraph-rsid="001010d4" style:font-style-asian="italic" style:font-style-complex="italic"/>
    </style:style>
    <style:style style:name="P38" style:family="paragraph" style:parent-style-name="Standard">
      <style:text-properties fo:font-variant="normal" fo:text-transform="none" fo:color="#050517" fo:font-size="10.5500001907349pt" fo:letter-spacing="normal" fo:font-style="italic" style:text-underline-style="none" fo:font-weight="normal" officeooo:rsid="001010d4" officeooo:paragraph-rsid="00138adb" style:font-style-asian="italic" style:font-style-complex="italic"/>
    </style:style>
    <style:style style:name="P39" style:family="paragraph" style:parent-style-name="Standard">
      <style:text-properties fo:font-variant="normal" fo:text-transform="none" fo:color="#c9211e" fo:font-size="10.5500001907349pt" fo:letter-spacing="normal" fo:font-style="normal" style:text-underline-style="none" fo:font-weight="normal" officeooo:rsid="0012a801" officeooo:paragraph-rsid="0012a801" style:font-style-asian="normal" style:font-style-complex="normal"/>
    </style:style>
    <style:style style:name="P40" style:family="paragraph" style:parent-style-name="Standard">
      <style:text-properties fo:font-variant="normal" fo:text-transform="none" fo:color="#c9211e" fo:font-size="10.5500001907349pt" fo:letter-spacing="normal" fo:font-style="normal" style:text-underline-style="none" fo:font-weight="normal" officeooo:rsid="0012a801" officeooo:paragraph-rsid="00138adb" style:font-style-asian="normal" style:font-style-complex="normal"/>
    </style:style>
    <style:style style:name="P41" style:family="paragraph" style:parent-style-name="Standard">
      <style:text-properties style:text-underline-style="none" officeooo:rsid="001010d4" officeooo:paragraph-rsid="000ed450"/>
    </style:style>
    <style:style style:name="P42" style:family="paragraph" style:parent-style-name="Standard">
      <style:text-properties style:text-underline-style="none" officeooo:rsid="001010d4" officeooo:paragraph-rsid="00138adb"/>
    </style:style>
    <style:style style:name="P43" style:family="paragraph" style:parent-style-name="Standard">
      <style:text-properties style:text-underline-style="none" officeooo:rsid="001303c1" officeooo:paragraph-rsid="001303c1"/>
    </style:style>
    <style:style style:name="P44" style:family="paragraph" style:parent-style-name="Standard">
      <style:text-properties fo:color="#c9211e" fo:font-size="11pt" style:text-underline-style="none" officeooo:rsid="000ecf90" officeooo:paragraph-rsid="000ecf90" style:font-size-asian="11pt" style:font-size-complex="11pt"/>
    </style:style>
    <style:style style:name="P45" style:family="paragraph" style:parent-style-name="Standard">
      <style:text-properties fo:color="#c9211e" fo:font-size="11pt" style:text-underline-style="none" officeooo:rsid="000ecf90" officeooo:paragraph-rsid="000ed450" style:font-size-asian="11pt" style:font-size-complex="11pt"/>
    </style:style>
    <style:style style:name="P46" style:family="paragraph" style:parent-style-name="Standard">
      <style:text-properties fo:color="#c9211e" fo:font-size="11pt" style:text-underline-style="none" officeooo:rsid="000ecf90" officeooo:paragraph-rsid="0012a801" style:font-size-asian="11pt" style:font-size-complex="11pt"/>
    </style:style>
    <style:style style:name="P47" style:family="paragraph" style:parent-style-name="Standard">
      <style:text-properties fo:color="#c9211e" fo:font-size="11pt" style:text-underline-style="none" officeooo:rsid="0012a801" officeooo:paragraph-rsid="0012a801" style:font-size-asian="11pt" style:font-size-complex="11pt"/>
    </style:style>
    <style:style style:name="P48" style:family="paragraph" style:parent-style-name="Standard">
      <style:text-properties fo:color="#c9211e" style:text-underline-style="none" officeooo:rsid="000ecf90" officeooo:paragraph-rsid="0012a801"/>
    </style:style>
    <style:style style:name="P49" style:family="paragraph" style:parent-style-name="Standard">
      <style:text-properties fo:color="#c9211e" style:text-underline-style="none" officeooo:rsid="0012a801" officeooo:paragraph-rsid="00138adb"/>
    </style:style>
    <style:style style:name="P50" style:family="paragraph" style:parent-style-name="Standard">
      <style:text-properties fo:color="#ff0000" style:text-underline-style="none" officeooo:rsid="000eca76" officeooo:paragraph-rsid="000eca76"/>
    </style:style>
    <style:style style:name="P51" style:family="paragraph" style:parent-style-name="Standard">
      <style:text-properties fo:color="#ff0000" style:text-underline-style="none" officeooo:rsid="001303c1" officeooo:paragraph-rsid="001303c1"/>
    </style:style>
    <style:style style:name="P52" style:family="paragraph" style:parent-style-name="Standard">
      <style:text-properties fo:color="#729fcf" officeooo:rsid="000eca76" officeooo:paragraph-rsid="000eca76" fo:background-color="transparen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8f5902" style:font-name="Liberation Serif" fo:font-size="10pt" fo:letter-spacing="normal" fo:font-style="italic" style:text-underline-style="none" fo:font-weight="normal" style:font-size-asian="10pt" style:font-size-complex="10pt"/>
    </style:style>
    <style:style style:name="T4" style:family="text">
      <style:text-properties fo:font-variant="normal" fo:text-transform="none" fo:color="#050517" fo:font-size="10.5500001907349pt" fo:letter-spacing="normal" fo:font-style="normal" fo:font-weight="normal"/>
    </style:style>
    <style:style style:name="T5" style:family="text">
      <style:text-properties fo:font-variant="normal" fo:text-transform="none" fo:color="#050517" fo:font-size="10.5500001907349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050517" fo:font-size="10.5500001907349pt" fo:letter-spacing="normal" fo:font-style="italic" fo:font-weight="normal" officeooo:rsid="00138adb" style:font-style-asian="italic" style:font-style-complex="italic"/>
    </style:style>
    <style:style style:name="T7" style:family="text">
      <style:text-properties fo:font-variant="normal" fo:text-transform="none" fo:color="#050517" style:font-name="Liberation Serif" fo:font-size="10pt" fo:letter-spacing="normal" fo:font-style="normal" style:text-underline-style="none" fo:font-weight="normal" style:font-size-asian="10pt" style:font-size-complex="10pt"/>
    </style:style>
    <style:style style:name="T8" style:family="text">
      <style:text-properties fo:font-variant="normal" fo:text-transform="none" fo:color="#050517" style:font-name="Liberation Serif" fo:font-size="10pt" fo:letter-spacing="normal" fo:font-style="normal" style:text-underline-style="none" fo:font-weight="normal" officeooo:rsid="000eca76" style:font-size-asian="10pt" style:font-size-complex="10pt"/>
    </style:style>
    <style:style style:name="T9" style:family="text">
      <style:text-properties fo:font-variant="normal" fo:text-transform="none" fo:color="#050517" style:font-name="Liberation Serif" fo:font-size="10pt" fo:letter-spacing="normal" style:text-underline-style="none" style:font-size-asian="10pt" style:font-size-complex="10pt"/>
    </style:style>
    <style:style style:name="T10" style:family="text">
      <style:text-properties fo:font-variant="normal" fo:text-transform="none" fo:color="#050517" fo:font-size="8pt" fo:letter-spacing="normal" fo:font-style="normal" fo:font-weight="normal" style:font-size-asian="8pt" style:font-size-complex="8pt"/>
    </style:style>
    <style:style style:name="T11" style:family="text">
      <style:text-properties fo:font-variant="normal" fo:text-transform="none" fo:color="#050517" fo:font-size="8pt" fo:letter-spacing="normal" style:font-size-asian="8pt" style:font-size-complex="8pt"/>
    </style:style>
    <style:style style:name="T12" style:family="text">
      <style:text-properties fo:font-variant="normal" fo:text-transform="none" fo:color="#204a87" style:font-name="Liberation Serif" fo:font-size="10pt" fo:letter-spacing="normal" fo:font-style="normal" style:text-underline-style="none" fo:font-weight="bold" style:font-size-asian="10pt" style:font-size-complex="10pt"/>
    </style:style>
    <style:style style:name="T13" style:family="text">
      <style:text-properties fo:font-variant="normal" fo:text-transform="none" fo:color="#204a87" style:font-name="Liberation Serif" fo:font-size="10pt" fo:letter-spacing="normal" fo:font-style="normal" style:text-underline-style="none" fo:font-weight="normal" style:font-size-asian="10pt" style:font-size-complex="10pt"/>
    </style:style>
    <style:style style:name="T14" style:family="text">
      <style:text-properties fo:font-variant="normal" fo:text-transform="none" fo:color="#4e9a06" style:font-name="Liberation Serif" fo:font-size="10pt" fo:letter-spacing="normal" fo:font-style="normal" style:text-underline-style="none" fo:font-weight="normal" style:font-size-asian="10pt" style:font-size-complex="10pt"/>
    </style:style>
    <style:style style:name="T15" style:family="text">
      <style:text-properties fo:font-variant="normal" fo:text-transform="none" fo:color="#0000cf" style:font-name="Liberation Serif" fo:font-size="10pt" fo:letter-spacing="normal" fo:font-style="normal" style:text-underline-style="none" fo:font-weight="normal" style:font-size-asian="10pt" style:font-size-complex="10pt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fo:font-variant="normal" fo:text-transform="none" fo:letter-spacing="normal" fo:font-weight="normal" officeooo:rsid="000ed450"/>
    </style:style>
    <style:style style:name="T19" style:family="text">
      <style:text-properties fo:font-variant="normal" fo:text-transform="none" fo:font-size="10.5500001907349pt" fo:letter-spacing="normal" fo:font-style="normal" fo:font-weight="normal" style:font-style-asian="normal" style:font-style-complex="normal"/>
    </style:style>
    <style:style style:name="T20" style:family="text">
      <style:text-properties fo:color="#ff0000"/>
    </style:style>
    <style:style style:name="T21" style:family="text">
      <style:text-properties officeooo:rsid="000ecf90"/>
    </style:style>
    <style:style style:name="T22" style:family="text">
      <style:text-properties officeooo:rsid="000ed450"/>
    </style:style>
    <style:style style:name="T23" style:family="text">
      <style:text-properties officeooo:rsid="0012a801"/>
    </style:style>
    <style:style style:name="T24" style:family="text">
      <style:text-properties style:text-underline-style="none" officeooo:rsid="000ecf90"/>
    </style:style>
    <style:style style:name="T25" style:family="text">
      <style:text-properties style:text-underline-style="none" officeooo:rsid="000ed450"/>
    </style:style>
    <style:style style:name="T26" style:family="text">
      <style:text-properties style:text-underline-style="none" officeooo:rsid="0012a801"/>
    </style:style>
    <style:style style:name="T27" style:family="text">
      <style:text-properties fo:font-size="10pt" style:text-underline-style="none" officeooo:rsid="000ecf90" style:font-size-asian="10pt" style:font-size-complex="10pt"/>
    </style:style>
    <style:style style:name="T28" style:family="text">
      <style:text-properties fo:font-size="10pt" style:text-underline-style="none" officeooo:rsid="0012a801" style:font-size-asian="10pt" style:font-size-complex="10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138adb" style:font-size-asian="11pt" style:font-size-complex="11pt"/>
    </style:style>
    <style:style style:name="T31" style:family="text">
      <style:text-properties officeooo:rsid="00138adb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902*" fo:start-indent="0in" fo:end-indent="0.0898in"/>
          <style:column style:rel-width="6069*" fo:start-indent="0.089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781*" fo:start-indent="0in" fo:end-indent="0.1in"/>
          <style:column style:rel-width="5817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23">Day 12 - </text:span>Nested Loops:</text:h>
      <text:p text:style-name="P52"/>
      <text:section text:style-name="Sect1" text:name="Section1">
        <text:p text:style-name="P10"><text:bookmark text:name="cb1-1"/><text:span text:style-name="Source_20_Text"><text:span text:style-name="T3">#include </text:span></text:span><text:span text:style-name="Source_20_Text"><text:span text:style-name="T7">&lt;iostream&gt;</text:span></text:span></text:p>
        <text:p text:style-name="P11"><text:bookmark text:name="cb1-2"/><text:span text:style-name="Source_20_Text"><text:span text:style-name="T12">using</text:span></text:span><text:span text:style-name="Source_20_Text"><text:span text:style-name="T7"> </text:span></text:span><text:span text:style-name="Source_20_Text"><text:span text:style-name="T12">namespace</text:span></text:span><text:span text:style-name="Source_20_Text"><text:span text:style-name="T7"> std;</text:span></text:span></text:p>
        <text:p text:style-name="P12"><text:bookmark text:name="cb1-3"/></text:p>
        <text:p text:style-name="P11"><text:bookmark text:name="cb1-4"/><text:span text:style-name="Source_20_Text"><text:span text:style-name="T13">int</text:span></text:span><text:span text:style-name="Source_20_Text"><text:span text:style-name="T7"> main()</text:span></text:span><text:bookmark text:name="cb1-5"/><text:span text:style-name="Source_20_Text"><text:span text:style-name="T7"> {</text:span></text:span></text:p>
        <text:p text:style-name="P11"><text:bookmark text:name="cb1-6"/><text:span text:style-name="Source_20_Text"><text:span text:style-name="T9"><text:s text:c="4"/></text:span></text:span><text:span text:style-name="Source_20_Text"><text:span text:style-name="T3">// Get n from user</text:span></text:span></text:p>
        <text:p text:style-name="P11"><text:bookmark text:name="cb1-7"/><text:span text:style-name="Source_20_Text"><text:span text:style-name="T9"><text:s text:c="4"/></text:span></text:span><text:span text:style-name="Source_20_Text"><text:span text:style-name="T13">int</text:span></text:span><text:span text:style-name="Source_20_Text"><text:span text:style-name="T7"> n;</text:span></text:span></text:p>
        <text:p text:style-name="P16"><text:bookmark text:name="cb1-8"/><text:span text:style-name="Source_20_Text"><text:span text:style-name="T9"><text:s text:c="4"/></text:span></text:span><text:span text:style-name="Source_20_Text"><text:span text:style-name="T7">cout &lt;&lt; </text:span></text:span><text:span text:style-name="Source_20_Text"><text:span text:style-name="T14">"Please enter n: "</text:span></text:span><text:span text:style-name="Source_20_Text"><text:span text:style-name="T7">;</text:span></text:span></text:p>
        <text:p text:style-name="P11"><text:bookmark text:name="cb1-9"/><text:span text:style-name="Source_20_Text"><text:span text:style-name="T9"><text:s text:c="4"/></text:span></text:span><text:span text:style-name="Source_20_Text"><text:span text:style-name="T7">cin &gt;&gt; n;</text:span></text:span></text:p>
        <text:p text:style-name="P12"><text:bookmark text:name="cb1-10"/></text:p>
        <text:p text:style-name="P13"><text:bookmark text:name="cb1-11"/><text:span text:style-name="Source_20_Text"><text:span text:style-name="T9"><text:s text:c="4"/></text:span></text:span><text:span text:style-name="Source_20_Text"><text:span text:style-name="T3">// print square</text:span></text:span></text:p>
        <text:p text:style-name="P13"><text:bookmark text:name="cb1-12"/><text:span text:style-name="Source_20_Text"><text:span text:style-name="T9"><text:s text:c="4"/></text:span></text:span><text:span text:style-name="Source_20_Text"><text:span text:style-name="T12">for</text:span></text:span><text:span text:style-name="Source_20_Text"><text:span text:style-name="T7">(</text:span></text:span><text:span text:style-name="Source_20_Text"><text:span text:style-name="T13">int</text:span></text:span><text:span text:style-name="Source_20_Text"><text:span text:style-name="T7"> i = </text:span></text:span><text:span text:style-name="Source_20_Text"><text:span text:style-name="T15">0</text:span></text:span><text:span text:style-name="Source_20_Text"><text:span text:style-name="T7">; i &lt; n; i++</text:span></text:span><text:bookmark text:name="cb1-13"/><text:span text:style-name="Source_20_Text"><text:span text:style-name="T8">) </text:span></text:span><text:span text:style-name="Source_20_Text"><text:span text:style-name="T7">{</text:span></text:span></text:p>
        <text:p text:style-name="P13"><text:bookmark text:name="cb1-14"/><text:span text:style-name="Source_20_Text"><text:span text:style-name="T9"><text:s text:c="8"/></text:span></text:span><text:span text:style-name="Source_20_Text"><text:span text:style-name="T12">for</text:span></text:span><text:span text:style-name="Source_20_Text"><text:span text:style-name="T7">(</text:span></text:span><text:span text:style-name="Source_20_Text"><text:span text:style-name="T13">int</text:span></text:span><text:span text:style-name="Source_20_Text"><text:span text:style-name="T7"> j = </text:span></text:span><text:span text:style-name="Source_20_Text"><text:span text:style-name="T15">0</text:span></text:span><text:span text:style-name="Source_20_Text"><text:span text:style-name="T7">; j &lt; n; j++) </text:span></text:span><text:bookmark text:name="cb1-15"/><text:span text:style-name="Source_20_Text"><text:span text:style-name="T8">{</text:span></text:span></text:p>
        <text:p text:style-name="P13"><text:bookmark text:name="cb1-16"/><text:span text:style-name="Source_20_Text"><text:span text:style-name="T9"><text:s text:c="12"/></text:span></text:span><text:span text:style-name="Source_20_Text"><text:span text:style-name="T7">cout &lt;&lt; </text:span></text:span><text:span text:style-name="Source_20_Text"><text:span text:style-name="T14">"* "</text:span></text:span><text:span text:style-name="Source_20_Text"><text:span text:style-name="T7">;</text:span></text:span></text:p>
        <text:p text:style-name="P13"><text:bookmark text:name="cb1-17"/><text:span text:style-name="Source_20_Text"><text:span text:style-name="T9"><text:s text:c="8"/></text:span></text:span><text:span text:style-name="Source_20_Text"><text:span text:style-name="T7">}</text:span></text:span></text:p>
        <text:p text:style-name="P13"><text:bookmark text:name="cb1-18"/><text:span text:style-name="Source_20_Text"><text:span text:style-name="T9"><text:s text:c="8"/></text:span></text:span><text:span text:style-name="Source_20_Text"><text:span text:style-name="T7">cout &lt;&lt; endl;</text:span></text:span></text:p>
        <text:p text:style-name="P13"><text:bookmark text:name="cb1-19"/><text:span text:style-name="Source_20_Text"><text:span text:style-name="T9"><text:s text:c="4"/></text:span></text:span><text:span text:style-name="Source_20_Text"><text:span text:style-name="T7">}</text:span></text:span></text:p>
        <text:p text:style-name="P14"><text:bookmark text:name="cb1-20"/></text:p>
        <text:p text:style-name="P15"><text:bookmark text:name="cb1-21"/><text:span text:style-name="Source_20_Text"><text:span text:style-name="T9"><text:s text:c="4"/></text:span></text:span><text:span text:style-name="Source_20_Text"><text:span text:style-name="T12">return</text:span></text:span><text:span text:style-name="Source_20_Text"><text:span text:style-name="T7"> </text:span></text:span><text:span text:style-name="Source_20_Text"><text:span text:style-name="T15">0</text:span></text:span><text:span text:style-name="Source_20_Text"><text:span text:style-name="T7">;</text:span></text:span><text:bookmark text:name="cb1-22"/><text:span text:style-name="Source_20_Text"><text:span text:style-name="T7"> <text:s/></text:span></text:span></text:p>
        <text:p text:style-name="P15"><text:span text:style-name="Source_20_Text"><text:span text:style-name="T7">}</text:span></text:span></text:p>
        <text:p text:style-name="P17"/>
        <text:p text:style-name="P50">n = 4</text:p>
        <text:p text:style-name="P50">****</text:p>
        <text:p text:style-name="P50">****</text:p>
        <text:p text:style-name="P50">****</text:p>
        <text:p text:style-name="P50">****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section text:style-name="Sect2" text:name="Section2">
        <text:h text:style-name="P23" text:outline-level="3"><text:soft-page-break/>Printing a Hankel Matrix:</text:h>
        <text:p text:style-name="P17"/>
        <text:p text:style-name="P20">The Hankel matrix defined by the numbers 1, 2, …, 2n-1 is</text:p>
        <text:p text:style-name="P8"><text:span text:style-name="Source_20_Text"><text:span text:style-name="T10">1 <text:s text:c="2"/>2 <text:s text:c="4"/>3 <text:s text:c="5"/>... <text:s text:c="2"/>n</text:span></text:span></text:p>
        <text:p text:style-name="P1"><text:span text:style-name="Source_20_Text"><text:span text:style-name="T10">2 <text:s text:c="2"/>3 <text:s text:c="4"/>4 <text:s text:c="5"/>... <text:s text:c="2"/>n+1</text:span></text:span></text:p>
        <text:p text:style-name="P1"><text:span text:style-name="Source_20_Text"><text:span text:style-name="T11"><text:s text:c="10"/></text:span></text:span><text:span text:style-name="Source_20_Text"><text:span text:style-name="T10">... <text:s text:c="9"/></text:span></text:span></text:p>
        <text:p text:style-name="P9"><text:span text:style-name="Source_20_Text"><text:span text:style-name="T10">n <text:s text:c="2"/>n+1 <text:s text:c="2"/>n+2 <text:s text:c="3"/>... <text:s text:c="2"/>2n-1</text:span></text:span></text:p>
        <text:p text:style-name="P17"/>
        <text:p text:style-name="P17"/>
        <text:p text:style-name="P17"/>
        <text:p text:style-name="P17"/>
        <text:p text:style-name="P17"/>
        <text:p text:style-name="P3">Enter value n, where n &lt; 50: <text:span text:style-name="T20">20</text:span></text:p>
        <text:p text:style-name="P5"><text:s/><text:span text:style-name="T1">1 <text:s/>2 <text:s/>3 <text:s/>4 <text:s/>5 <text:s/>6 <text:s/>7 <text:s/>8 <text:s/>9 10 11 12 13 14 15 16 17 18 19 20 </text:span></text:p>
        <text:p text:style-name="P5"><text:s/><text:span text:style-name="T1">2 <text:s/>3 <text:s/>4 <text:s/>5 <text:s/>6 <text:s/>7 <text:s/>8 <text:s/>9 10 11 12 13 14 15 16 17 18 19 20 21 </text:span></text:p>
        <text:p text:style-name="P5"><text:s/><text:span text:style-name="T1">3 <text:s/>4 <text:s/>5 <text:s/>6 <text:s/>7 <text:s/>8 <text:s/>9 10 11 12 13 14 15 16 17 18 19 20 21 22 </text:span></text:p>
        <text:p text:style-name="P5"><text:s/><text:span text:style-name="T1">4 <text:s/>5 <text:s/>6 <text:s/>7 <text:s/>8 <text:s/>9 10 11 12 13 14 15 16 17 18 19 20 21 22 23 </text:span></text:p>
        <text:p text:style-name="P5"><text:s/><text:span text:style-name="T1">5 <text:s/>6 <text:s/>7 <text:s/>8 <text:s/>9 10 11 12 13 14 15 16 17 18 19 20 21 22 23 24 </text:span></text:p>
        <text:p text:style-name="P5"><text:s/><text:span text:style-name="T1">6 <text:s/>7 <text:s/>8 <text:s/>9 10 11 12 13 14 15 16 17 18 19 20 21 22 23 24 25 </text:span></text:p>
        <text:p text:style-name="P5"><text:s/><text:span text:style-name="T1">7 <text:s/>8 <text:s/>9 10 11 12 13 14 15 16 17 18 19 20 21 22 23 24 25 26 </text:span></text:p>
        <text:p text:style-name="P5"><text:s/><text:span text:style-name="T1">8 <text:s/>9 10 11 12 13 14 15 16 17 18 19 20 21 22 23 24 25 26 27 </text:span></text:p>
        <text:p text:style-name="P5"><text:s/><text:span text:style-name="T1">9 10 11 12 13 14 15 16 17 18 19 20 21 22 23 24 25 26 27 28 </text:span></text:p>
        <text:p text:style-name="P6">10 11 12 13 14 15 16 17 18 19 20 21 22 23 24 25 26 27 28 29 </text:p>
        <text:p text:style-name="P6">11 12 13 14 15 16 17 18 19 20 21 22 23 24 25 26 27 28 29 30 </text:p>
        <text:p text:style-name="P6">12 13 14 15 16 17 18 19 20 21 22 23 24 25 26 27 28 29 30 31 </text:p>
        <text:p text:style-name="P6">13 14 15 16 17 18 19 20 21 22 23 24 25 26 27 28 29 30 31 32 </text:p>
        <text:p text:style-name="P6">14 15 16 17 18 19 20 21 22 23 24 25 26 27 28 29 30 31 32 33 </text:p>
        <text:p text:style-name="P6">15 16 17 18 19 20 21 22 23 24 25 26 27 28 29 30 31 32 33 34 </text:p>
        <text:p text:style-name="P6">16 17 18 19 20 21 22 23 24 25 26 27 28 29 30 31 32 33 34 35 </text:p>
        <text:p text:style-name="P6">17 18 19 20 21 22 23 24 25 26 27 28 29 30 31 32 33 34 35 36 </text:p>
        <text:p text:style-name="P6">18 19 20 21 22 23 24 25 26 27 28 29 30 31 32 33 34 35 36 37 </text:p>
        <text:p text:style-name="P6">19 20 21 22 23 24 25 26 27 28 29 30 31 32 33 34 35 36 37 38 </text:p>
        <text:p text:style-name="P9"><text:span text:style-name="T10">20 21 22 23 24 25 26 27 28 29 30 31 32 33 34 35 36 37 38 39 </text:span></text:p>
      </text:section>
      <text:p text:style-name="P43">1. <text:s/>print out “Enter value n, where n &lt; 50:”</text:p>
      <text:p text:style-name="P43">2. <text:s/>read in n</text:p>
      <text:p text:style-name="P43">3. <text:s/>create matrix</text:p>
      <text:p text:style-name="P43"/>
      <text:p text:style-name="P43">How to do 3 little by little: <text:s text:c="4"/>example: n = 10</text:p>
      <text:p text:style-name="P43"/>
      <text:p text:style-name="P43">1. how many rows (lines) do we want? <text:s text:c="2"/><text:span text:style-name="T20">n=10</text:span></text:p>
      <text:p text:style-name="P51"><text:s text:c="11"/>print out n rows</text:p>
      <text:p text:style-name="P51"><text:tab/></text:p>
      <text:p text:style-name="P51"><text:tab/>for (int i=0; i&lt;10; i++){</text:p>
      <text:p text:style-name="P51"><text:tab/> <text:s text:c="3"/>cout &lt;&lt; “row ” &lt;&lt; i ; </text:p>
      <text:p text:style-name="P51"><text:s text:c="16"/>cout &lt;&lt; endl;</text:p>
      <text:p text:style-name="P51"><text:tab/>}</text:p>
      <text:p text:style-name="P43"/>
      <text:p text:style-name="P43"/>
      <text:p text:style-name="P43">2. how many numbers per row? <text:span text:style-name="T20">10</text:span></text:p>
      <text:p text:style-name="P51"><text:tab/>- for each row, we want to print out 10 numbers</text:p>
      <text:p text:style-name="P51"><text:tab/>- in the position where we printed “row i”, we now want to print out 10 numbers</text:p>
      <text:p text:style-name="P51"/>
      <text:p text:style-name="P51"><text:tab/>to print out 10 numbers:</text:p>
      <text:p text:style-name="P51"><text:tab/>for (int j=0; j&lt;10; j++){</text:p>
      <text:p text:style-name="P51"><text:tab/> <text:s text:c="3"/>cout &lt;&lt; i + j &lt;&lt; “ “ &lt;&lt; </text:p>
      <text:p text:style-name="P51"><text:tab/>}</text:p>
      <text:p text:style-name="P51"><text:tab/></text:p>
      <text:p text:style-name="P51"><text:tab/>FINAL result:</text:p>
      <text:p text:style-name="P51"><text:tab/>for (int i=0; i&lt;10; i++){</text:p>
      <text:p text:style-name="P51"><text:tab/> <text:s text:c="3"/>for (int j=0; j&lt;10; j++){</text:p>
      <text:p text:style-name="P51"><text:tab/> <text:s text:c="7"/>cout &lt;&lt; i + j &lt;&lt; “ “ &lt;&lt; </text:p>
      <text:p text:style-name="P51"><text:tab/> <text:s text:c="3"/>}</text:p>
      <text:p text:style-name="P51"><text:s text:c="16"/>cout &lt;&lt; endl;</text:p>
      <text:p text:style-name="P51"><text:tab/>}</text:p>
      <text:h text:style-name="P23" text:outline-level="3"/>
      <text:h text:style-name="P24" text:outline-level="3"/>
      <text:h text:style-name="P25" text:outline-level="3">Polynomial Evaluation:</text:h>
      <text:p text:style-name="P18"/>
      <text:p text:style-name="P4">Enter value for x: <text:span text:style-name="T20">3.1</text:span></text:p>
      <text:p text:style-name="P2">Enter polynomial to be evaluated (e.g. 3.1*x^2 - 2.0*x^1 + 1.1*x^0 = )</text:p>
      <text:p text:style-name="P7">0.75*x^5 - 1.8*x^3 + 0.3*x^2 + 1.1*x^1 =</text:p>
      <text:p text:style-name="P9"><text:span text:style-name="T4">Result is 167.388</text:span></text:p>
      <text:section text:style-name="Sect3" text:name="Section3">
        <text:p text:style-name="P44">print out “Enter value for x: “</text:p>
        <text:p text:style-name="P44">read in x</text:p>
        <text:p text:style-name="P44">print out <text:span text:style-name="T22">polynomial phrase ...</text:span></text:p>
        <text:p text:style-name="P44"/>
        <text:p text:style-name="P44">//read in polynomial</text:p>
        <text:p text:style-name="P44">//read in term</text:p>
        <text:p text:style-name="P44">cin &gt;&gt; constant &gt;&gt; star &gt;&gt; x_char &gt;&gt; carrot &gt;&gt; power;</text:p>
        <text:p text:style-name="P44">//sub x in <text:span text:style-name="T23">to new term</text:span></text:p>
        <text:p text:style-name="P44">result = constant * pow(x, power)</text:p>
        <text:p text:style-name="P44"/>
        <text:p text:style-name="P44">//read in op</text:p>
        <text:p text:style-name="P44">cin &gt;&gt; op;</text:p>
        <text:p text:style-name="P44"/>
        <text:p text:style-name="P44">//read in term</text:p>
        <text:p text:style-name="P44">cin &gt;&gt; constant &gt;&gt; star &gt;&gt; x_char &gt;&gt; carrot &gt;&gt; power;</text:p>
        <text:p text:style-name="P44">//sub x in <text:span text:style-name="T23">to new term</text:span></text:p>
        <text:p text:style-name="P47">term = <text:span text:style-name="T21">constant * pow(x, power)</text:span></text:p>
        <text:p text:style-name="P44">result = result <text:s text:c="3"/>(op) <text:s text:c="3"/><text:span text:style-name="T23">term</text:span></text:p>
        <text:p text:style-name="P44"/>
        <text:p text:style-name="P44">//read in op</text:p>
        <text:p text:style-name="P44">cin &gt;&gt; op;</text:p>
        <text:p text:style-name="P44"/>
        <text:p text:style-name="P45">//read in term</text:p>
        <text:p text:style-name="P45">cin &gt;&gt; constant &gt;&gt; star &gt;&gt; x_char &gt;&gt; carrot &gt;&gt; power;</text:p>
        <text:p text:style-name="P46">//sub x in <text:span text:style-name="T23">to new term</text:span></text:p>
        <text:p text:style-name="P47">term = <text:span text:style-name="T21">constant * pow(x, power)</text:span></text:p>
        <text:p text:style-name="P46">result = result <text:s text:c="3"/>(op) <text:s text:c="3"/><text:span text:style-name="T23">term</text:span></text:p>
        <text:p text:style-name="P44"/>
        <text:p text:style-name="P45">//read in op</text:p>
        <text:p text:style-name="P45">cin &gt;&gt; op;</text:p>
        <text:p text:style-name="P45"/>
        <text:p text:style-name="P45">//read in term</text:p>
        <text:p text:style-name="P45">cin &gt;&gt; constant &gt;&gt; star &gt;&gt; x_char &gt;&gt; carrot &gt;&gt; power;</text:p>
        <text:p text:style-name="P46">//sub x in <text:span text:style-name="T23">to new term</text:span></text:p>
        <text:p text:style-name="P47">term = <text:span text:style-name="T21">constant * pow(x, power)</text:span></text:p>
        <text:p text:style-name="P46">result = result <text:s text:c="3"/>(op) <text:s text:c="3"/><text:span text:style-name="T23">term</text:span></text:p>
        <text:p text:style-name="P46"/>
        <text:p text:style-name="P46">//<text:span text:style-name="T22">read in op</text:span></text:p>
        <text:p text:style-name="P48"><text:span text:style-name="T29">cin &gt;&gt; op; <text:s/>//STOP!!</text:span></text:p>
        <text:p text:style-name="P48"><text:span text:style-name="T29"/></text:p>
        <text:p text:style-name="P42"><text:span text:style-name="T6">B</text:span><text:span text:style-name="T5">UT How to do without the pow function! :)</text:span></text:p>
        <text:p text:style-name="P38"/>
        <text:p text:style-name="P49"><text:span text:style-name="T19">pow(x, power) = x*x*x …. x <text:s/></text:span></text:p>
        <text:p text:style-name="P31">cout &lt;&lt; <text:span text:style-name="T21">“Enter value for x: “</text:span></text:p>
        <text:p text:style-name="P31">cin &gt;&gt; x;</text:p>
        <text:p text:style-name="P31">cout &lt;&lt; “<text:span text:style-name="T16">Enter polynomial to be evaluated (e.g. 3.1*x^2 - 2.0*x^1 + 1.1*x^0 = )”</text:span></text:p>
        <text:p text:style-name="P27"/>
        <text:p text:style-name="P33">/* <text:s text:c="5"/>read in polynomial <text:s text:c="5"/>*<text:span text:style-name="T2">/</text:span></text:p>
        <text:p text:style-name="P32">//read in <text:span text:style-name="T22">first </text:span>term</text:p>
        <text:p text:style-name="P32">cin &gt;&gt; constant &gt;&gt; star &gt;&gt; x_char &gt;&gt; carrot &gt;&gt; power;</text:p>
        <text:p text:style-name="P32">//sub x in</text:p>
        <text:p text:style-name="P28">result = constant * pow(x, power)</text:p>
        <text:p text:style-name="P28"/>
        <text:p text:style-name="P33"><text:span text:style-name="T17">/*</text:span><text:span text:style-name="T18">LOOP!*/</text:span></text:p>
        <text:p text:style-name="P29">while (op != ‘=’){</text:p>
        <text:p text:style-name="P32"><text:s text:c="4"/>//read in term</text:p>
        <text:p text:style-name="P32"><text:s text:c="4"/>cin &gt;&gt; constant &gt;&gt; star &gt;&gt; x_char &gt;&gt; carrot &gt;&gt; power;</text:p>
        <text:p text:style-name="P32"><text:s text:c="4"/>//sub x in <text:span text:style-name="T23">to new term</text:span></text:p>
        <text:p text:style-name="P32"><text:s text:c="4"/><text:span text:style-name="T23">double xn = 1;</text:span></text:p>
        <text:p text:style-name="P32"><text:s text:c="4"/><text:span text:style-name="T23">for (int i=1; i&lt; power; i++){</text:span></text:p>
        <text:p text:style-name="P32"><text:s text:c="8"/><text:span text:style-name="T23">xn = xn*x;</text:span></text:p>
        <text:p text:style-name="P32"><text:span text:style-name="T23"><text:s text:c="4"/>}</text:span></text:p>
        <text:p text:style-name="P35"><text:span text:style-name="T27"><text:s text:c="4"/></text:span><text:span text:style-name="T28">term = constant * xn</text:span></text:p>
        <text:p text:style-name="P31"><text:s text:c="4"/>if (op == ‘+’){</text:p>
        <text:p text:style-name="P34"><text:span text:style-name="T24"><text:s text:c="8"/>result = result <text:s text:c="2"/></text:span><text:span text:style-name="T25">+</text:span><text:span text:style-name="T24"> <text:s/></text:span><text:span text:style-name="T26">term</text:span></text:p>
        <text:p text:style-name="P31"><text:s text:c="4"/>}</text:p>
        <text:p text:style-name="P31"><text:s text:c="4"/>else if (op == ‘-’){</text:p>
        <text:p text:style-name="P32"><text:s text:c="8"/>result = result <text:s text:c="2"/>- <text:span text:style-name="T23">term</text:span></text:p>
        <text:p text:style-name="P31"><text:s text:c="4"/>}</text:p>
        <text:p text:style-name="P32"><text:s text:c="4"/>//read in op</text:p>
        <text:p text:style-name="P30"><text:s text:c="4"/>cin &gt;&gt; op;</text:p>
        <text:p text:style-name="P29">}</text:p>
        <text:p text:style-name="P29"/>
        <text:p text:style-name="P26"/>
        <text:p text:style-name="P41"><text:span text:style-name="T5"/></text:p>
      </text:section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40:56.078761983</meta:creation-date>
    <dc:date>2022-09-15T13:49:50.393368127</dc:date>
    <meta:editing-duration>PT6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40" meta:word-count="981" meta:character-count="4054" meta:non-whitespace-character-count="2813"/>
  </office:meta>
</office:document-meta>
</file>